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V_os</text:p>
          </table:table-cell>
          <table:table-cell table:formula="of:=3*10^-3" office:value-type="float" office:value="0.003" calcext:value-type="float">
            <text:p>0,003</text:p>
          </table:table-cell>
        </table:table-row>
        <table:table-row table:style-name="ro1">
          <table:table-cell office:value-type="string" calcext:value-type="string">
            <text:p>I_uv</text:p>
          </table:table-cell>
          <table:table-cell table:formula="of:=10*10^-9" office:value-type="float" office:value="0.00000001" calcext:value-type="float">
            <text:p>1E-08</text:p>
          </table:table-cell>
        </table:table-row>
        <table:table-row table:style-name="ro1">
          <table:table-cell office:value-type="string" calcext:value-type="string">
            <text:p>UV_th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OV_th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+R2</text:p>
          </table:table-cell>
          <table:table-cell table:formula="of:=[.B1]/[.B2]" office:value-type="float" office:value="300000" calcext:value-type="float">
            <text:p>30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3</text:p>
          </table:table-cell>
          <table:table-cell table:formula="of:=[.B1]/[.B2] * ([.B3] - 0.5) / 0.5" office:value-type="float" office:value="6300000" calcext:value-type="float">
            <text:p>6300000</text:p>
          </table:table-cell>
        </table:table-row>
        <table:table-row table:style-name="ro1">
          <table:table-cell office:value-type="string" calcext:value-type="string">
            <text:p>R3 selected</text:p>
          </table:table-cell>
          <table:table-cell office:value-type="float" office:value="6340000" calcext:value-type="float">
            <text:p>6340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1</text:p>
          </table:table-cell>
          <table:table-cell table:formula="of:=([.B1]/[.B2] + [.B9]) / [.B4] * 0.5" office:value-type="float" office:value="255384.615384615" calcext:value-type="float">
            <text:p>255384,615384615</text:p>
          </table:table-cell>
        </table:table-row>
        <table:table-row table:style-name="ro1">
          <table:table-cell office:value-type="string" calcext:value-type="string">
            <text:p>R1 selected</text:p>
          </table:table-cell>
          <table:table-cell office:value-type="float" office:value="255000" calcext:value-type="float">
            <text:p>255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R2</text:p>
          </table:table-cell>
          <table:table-cell table:formula="of:=[.B1]/[.B2] - [.B12]" office:value-type="float" office:value="45000" calcext:value-type="float">
            <text:p>45000</text:p>
          </table:table-cell>
        </table:table-row>
        <table:table-row table:style-name="ro1">
          <table:table-cell office:value-type="string" calcext:value-type="string">
            <text:p>R2 selected</text:p>
          </table:table-cell>
          <table:table-cell office:value-type="float" office:value="47000" calcext:value-type="float">
            <text:p>47000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UV_th actual</text:p>
          </table:table-cell>
          <table:table-cell table:formula="of:=[.B9] / ([.B12]+[.B15]) * 0.5 + 0.5" office:value-type="float" office:value="10.9966887417219" calcext:value-type="float">
            <text:p>10,9966887417219</text:p>
          </table:table-cell>
        </table:table-row>
        <table:table-row table:style-name="ro1">
          <table:table-cell office:value-type="string" calcext:value-type="string">
            <text:p>OV_th actual</text:p>
          </table:table-cell>
          <table:table-cell table:formula="of:=(([.B12]+[.B15]) + [.B9]) / [.B12] * 0.5" office:value-type="float" office:value="13.0235294117647" calcext:value-type="float">
            <text:p>13,023529411764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/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30">00.00.0000</text:date>, <text:time style:data-style-name="N2" text:time-value="13:24:45.07886587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2-01T13:21:27.754967779</meta:creation-date>
    <meta:generator>LibreOffice/7.1.5.2$Linux_X86_64 LibreOffice_project/10$Build-2</meta:generator>
    <dc:date>2021-08-30T13:41:44.011634764</dc:date>
    <meta:editing-duration>PT32M19S</meta:editing-duration>
    <meta:editing-cycles>19</meta:editing-cycles>
    <meta:document-statistic meta:table-count="1" meta:cell-count="26" meta:object-count="0"/>
  </office:meta>
</office:document-meta>
</file>